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.4cm" fo:margin-bottom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Source Han Sans SC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4.371cm" presentation:class="title" presentation:user-transformed="true">
          <draw:text-box>
            <text:p>Lange kompileringstider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dukt/Udviklingsprojek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1" text:id="id1">SKOV A/S</text:p>
              </text:list-item>
              <text:list-item>
                <text:p xml:id="id2" text:id="id2">Landbrugsløsninger</text:p>
              </text:list-item>
              <text:list-item>
                <text:p xml:id="id3" text:id="id3">Controller/styringsenhed</text:p>
                <text:list>
                  <text:list-item>
                    <text:p xml:id="id4" text:id="id4">Styring af hardware</text:p>
                  </text:list-item>
                  <text:list-item>
                    <text:p xml:id="id5" text:id="id5">Opsætning</text:p>
                  </text:list-item>
                  <text:list-item>
                    <text:p xml:id="id6" text:id="id6">Visning af data</text:p>
                  </text:list-item>
                  <text:list-item>
                    <text:p xml:id="id7" text:id="id7">Forbindelse til skyen</text:p>
                  </text:list-item>
                  <text:list-item>
                    <text:p xml:id="id8" text:id="id8">Variant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ble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9" text:id="id9">Kompilering</text:p>
              </text:list-item>
              <text:list-item>
                <text:p xml:id="id10" text:id="id10">30 til 100 minutter dagligt</text:p>
              </text:list-item>
              <text:list-item>
                <text:p xml:id="id11" text:id="id11">6 til 22% af en 7,5 timers arbejdsdag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Arbejdsspørgsmål[0]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12" text:id="id12">500.000 linjer C++</text:p>
              </text:list-item>
              <text:list-item>
                <text:p xml:id="id13" text:id="id13">Meson, MS Visual Studio, MS Windows</text:p>
              </text:list-item>
              <text:list-item>
                <text:p xml:id="id14" text:id="id14">Lokale top-of-the-line bærbare</text:p>
              </text:list-item>
              <text:list-item>
                <text:p xml:id="id15" text:id="id15">Hvorfor er kompileringstiden så lang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Arbejdsspørgsmål[1]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16" text:id="id16">30 til 100 minutter dagligt</text:p>
              </text:list-item>
              <text:list-item>
                <text:p xml:id="id17" text:id="id17">Timeløn på 325 kr. (indkomsten.dk)</text:p>
              </text:list-item>
              <text:list-item>
                <text:p xml:id="id18" text:id="id18">163 til 542 kr. dagligt. pr. udvikler</text:p>
              </text:list-item>
              <text:list-item>
                <text:p xml:id="id19" text:id="id19">12 udviklere</text:p>
              </text:list-item>
              <text:list-item>
                <text:p xml:id="id20" text:id="id20">200 årlige arbejdsdage</text:p>
              </text:list-item>
              <text:list-item>
                <text:p xml:id="id21" text:id="id21">391.200 til 1.300.800 kr. årligt i løn</text:p>
              </text:list-item>
              <text:list-item>
                <text:p xml:id="id22" text:id="id22">Hvordan kan man reducere kompileringstiden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alg af hardwa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23" text:id="id23">Bedre bærbare (vi har allerede de bedste)</text:p>
              </text:list-item>
              <text:list-item>
                <text:p xml:id="id24" text:id="id24">Lokal computer, anden formfaktor</text:p>
              </text:list-item>
              <text:list-item>
                <text:p xml:id="id25" text:id="id25">Kompileringsserver</text:p>
              </text:list-item>
              <text:list-item>
                <text:p xml:id="id26" text:id="id26">Direkte pris</text:p>
              </text:list-item>
              <text:list-item>
                <text:p xml:id="id27" text:id="id27">Kompleksitet</text:p>
              </text:list-item>
              <text:list-item>
                <text:p xml:id="id28" text:id="id28">Pris pga. kompleksite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Valg af softwar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29" text:id="id29">Meson</text:p>
                <text:list>
                  <text:list-item>
                    <text:p xml:id="id30" text:id="id30">Build-system</text:p>
                  </text:list-item>
                  <text:list-item>
                    <text:p xml:id="id31" text:id="id31">Hurtigste på markedet</text:p>
                  </text:list-item>
                </text:list>
              </text:list-item>
              <text:list-item>
                <text:p xml:id="id32" text:id="id32">Visual Studio</text:p>
                <text:list>
                  <text:list-item>
                    <text:p xml:id="id33" text:id="id33">C++ compiler</text:p>
                  </text:list-item>
                  <text:list-item>
                    <text:p xml:id="id34" text:id="id34">Clang er 200% hurtigere (anekdotisk)</text:p>
                  </text:list-item>
                  <text:list-item>
                    <text:p xml:id="id35" text:id="id35" text:style-name="P3"><text:span text:style-name="T1">195.600 til 650.400 kr. årligt i b</text:span>edste tilfælde</text:p>
                  </text:list-item>
                </text:list>
              </text:list-item>
              <text:list-item>
                <text:p xml:id="id36" text:id="id36">Windows 10</text:p>
                <text:list>
                  <text:list-item>
                    <text:p xml:id="id37" text:id="id37">Linux er hurtiger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rug af C++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38" text:id="id38">Forskellige versioner</text:p>
              </text:list-item>
              <text:list-item>
                <text:p xml:id="id39" text:id="id39">Forskellige måder at bruge</text:p>
              </text:list-item>
              <text:list-item>
                <text:p>Mulighed for forbedret bru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alg af programmeringsspro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40" text:id="id40">C++</text:p>
              </text:list-item>
              <text:list-item>
                <text:p xml:id="id41" text:id="id41">Fordele, ulemper ved forskellige sprog</text:p>
                <text:list>
                  <text:list-item>
                    <text:p xml:id="id42" text:id="id42">Nemmere, men langsommere. Hurtigere, men sværere</text:p>
                  </text:list-item>
                </text:list>
              </text:list-item>
              <text:list-item>
                <text:p xml:id="id43" text:id="id43">Go</text:p>
                <text:list>
                  <text:list-item>
                    <text:p xml:id="id44" text:id="id44">Nemmere at skrive</text:p>
                  </text:list-item>
                  <text:list-item>
                    <text:p xml:id="id45" text:id="id45">Hurtig kompilering</text:p>
                  </text:list-item>
                  <text:list-item>
                    <text:p xml:id="id46" text:id="id46">Langsommere afvikling</text:p>
                  </text:list-item>
                </text:list>
              </text:list-item>
              <text:list-item>
                <text:p xml:id="id47" text:id="id47">Interoperabilitetsomkostninger</text:p>
              </text:list-item>
              <text:list-item>
                <text:p xml:id="id48" text:id="id48">Omskrivningsomkostning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etode for at undersøg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49" text:id="id49">Små konklusive tests</text:p>
                <text:list>
                  <text:list-item>
                    <text:p xml:id="id50" text:id="id50">Standard opsætning</text:p>
                  </text:list-item>
                  <text:list-item>
                    <text:p xml:id="id51" text:id="id51">Lille ændring</text:p>
                  </text:list-item>
                  <text:list-item>
                    <text:p xml:id="id52" text:id="id52">Konklusiv svar</text:p>
                  </text:list-item>
                  <text:list-item>
                    <text:p xml:id="id53" text:id="id53">Minimale omkostninger = mange tests</text:p>
                  </text:list-item>
                </text:list>
              </text:list-item>
              <text:list-item>
                <text:p xml:id="id54" text:id="id54">Noget er billigere at teste end andet</text:p>
              </text:list-item>
              <text:list-item>
                <text:p>Opskaler anvendel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onklus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55" text:id="id55">Valg af værktøjer</text:p>
              </text:list-item>
              <text:list-item>
                <text:p xml:id="id56" text:id="id56">Bedre udnyttelse</text:p>
              </text:list-item>
              <text:list-item>
                <text:p xml:id="id57" text:id="id57">Direkte pris</text:p>
              </text:list-item>
              <text:list-item>
                <text:p xml:id="id58" text:id="id58">Kompleksitet</text:p>
              </text:list-item>
              <text:list-item>
                <text:p xml:id="id59" text:id="id59">Pris pga. kompleksitet</text:p>
              </text:list-item>
              <text:list-item>
                <text:p xml:id="id60" text:id="id60">Alt skal undersøg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09:11:25.326149146</meta:creation-date>
    <dc:date>2024-04-09T09:59:14.798502212</dc:date>
    <meta:editing-duration>PT24M33S</meta:editing-duration>
    <meta:editing-cycles>5</meta:editing-cycles>
    <meta:generator>LibreOffice/24.2.2.2$Linux_X86_64 LibreOffice_project/420$Build-2</meta:generator>
    <meta:document-statistic meta:object-count="65"/>
  </office:meta>
</office:document-meta>
</file>